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0851c9" officeooo:paragraph-rsid="000851c9" style:font-size-asian="9pt" style:font-size-complex="9pt"/>
    </style:style>
    <style:style style:name="P2" style:family="paragraph" style:parent-style-name="Standard">
      <style:text-properties fo:font-size="9pt" officeooo:rsid="000bed6c" officeooo:paragraph-rsid="000bed6c" style:font-size-asian="9pt" style:font-size-complex="9pt"/>
    </style:style>
    <style:style style:name="P3" style:family="paragraph" style:parent-style-name="Standard">
      <style:text-properties fo:font-size="9pt" officeooo:rsid="000e82d0" officeooo:paragraph-rsid="000e82d0" style:font-size-asian="9pt" style:font-size-complex="9pt"/>
    </style:style>
    <style:style style:name="P4" style:family="paragraph" style:parent-style-name="Standard">
      <style:text-properties fo:font-size="9pt" officeooo:rsid="0011a9c2" officeooo:paragraph-rsid="0013074e" style:font-size-asian="9pt" style:font-size-complex="9pt"/>
    </style:style>
    <style:style style:name="P5" style:family="paragraph" style:parent-style-name="Standard">
      <style:text-properties fo:font-size="9pt" officeooo:rsid="0013074e" officeooo:paragraph-rsid="0013074e" style:font-size-asian="9pt" style:font-size-complex="9pt"/>
    </style:style>
    <style:style style:name="P6" style:family="paragraph" style:parent-style-name="Standard">
      <style:text-properties officeooo:rsid="000851c9" officeooo:paragraph-rsid="000851c9"/>
    </style:style>
    <style:style style:name="P7" style:family="paragraph" style:parent-style-name="Standard">
      <style:text-properties fo:font-size="9pt" officeooo:rsid="0013074e" officeooo:paragraph-rsid="0013074e" style:font-size-asian="9pt" style:font-size-complex="9pt"/>
    </style:style>
    <style:style style:name="P8" style:family="paragraph" style:parent-style-name="Standard">
      <style:text-properties fo:font-size="9pt" officeooo:rsid="0013203d" officeooo:paragraph-rsid="0013203d" style:font-size-asian="9pt" style:font-size-complex="9pt"/>
    </style:style>
    <style:style style:name="P9" style:family="paragraph" style:parent-style-name="Standard">
      <style:text-properties fo:font-size="9pt" officeooo:rsid="000851c9" officeooo:paragraph-rsid="0013203d" style:font-size-asian="9pt" style:font-size-complex="9pt"/>
    </style:style>
    <style:style style:name="T1" style:family="text">
      <style:text-properties officeooo:rsid="000e82d0"/>
    </style:style>
    <style:style style:name="T2" style:family="text">
      <style:text-properties officeooo:rsid="000fb5b3"/>
    </style:style>
    <style:style style:name="T3" style:family="text">
      <style:text-properties officeooo:rsid="0013074e"/>
    </style:style>
    <style:style style:name="T4" style:family="text">
      <style:text-properties officeooo:rsid="000bed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ews.py=&gt;</text:p>
      <text:p text:style-name="P2"/>
      <text:p text:style-name="P2"/>
      <text:p text:style-name="P2">import sys</text:p>
      <text:p text:style-name="P2">import pysqlite3</text:p>
      <text:p text:style-name="P2">sys.modules['sqlite3'] = pysqlite3</text:p>
      <text:p text:style-name="P2"/>
      <text:p text:style-name="P2">from django.shortcuts import render</text:p>
      <text:p text:style-name="P2">from rest_framework.views import APIView</text:p>
      <text:p text:style-name="P2">from dotenv import load_dotenv</text:p>
      <text:p text:style-name="P2">from langchain.text_splitter import RecursiveCharacterTextSplitter,TokenTextSplitter</text:p>
      <text:p text:style-name="P2">from langchain_core.output_parsers import StrOutputParser</text:p>
      <text:p text:style-name="P2">from langchain_google_genai import GoogleGenerativeAIEmbeddings</text:p>
      <text:p text:style-name="P2">from langchain.chat_models import init_chat_model</text:p>
      <text:p text:style-name="P2">from rest_framework.parsers import MultiPartParser, FormParser</text:p>
      <text:p text:style-name="P2">from .serializers import FileQuestionSerializer</text:p>
      <text:p text:style-name="P2">from rest_framework.response import Response</text:p>
      <text:p text:style-name="P2">from rest_framework import status</text:p>
      <text:p text:style-name="P2">from langchain_chroma import Chroma</text:p>
      <text:p text:style-name="P2">from langchain_core.prompts import PromptTemplate</text:p>
      <text:p text:style-name="P2">from PyPDF2 import PdfReader <text:s/># or from pypdf import PdfReader</text:p>
      <text:p text:style-name="P2">from langchain_core.documents import Document</text:p>
      <text:p text:style-name="P2">from langchain_core.output_parsers import StrOutputParser</text:p>
      <text:p text:style-name="P2"/>
      <text:p text:style-name="P2">load_dotenv()</text:p>
      <text:p text:style-name="P2"/>
      <text:p text:style-name="P2"/>
      <text:p text:style-name="P2"/>
      <text:p text:style-name="P2"># Create your views here.</text:p>
      <text:p text:style-name="P2">class Docs(APIView):</text:p>
      <text:p text:style-name="P2"><text:s text:c="4"/>serializer_class = FileQuestionSerializer <text:s/># without this no file upload form and Question submit not show on browser</text:p>
      <text:p text:style-name="P2"><text:s text:c="4"/>parser_classes = (MultiPartParser, FormParser)</text:p>
      <text:p text:style-name="P2"/>
      <text:p text:style-name="P2"><text:s text:c="4"/>def post(self, request):</text:p>
      <text:p text:style-name="P2"><text:s text:c="8"/>serializer = FileQuestionSerializer(data=request.data)</text:p>
      <text:p text:style-name="P2"><text:s text:c="8"/>print("seralizer",serializer)//</text:p>
      <text:p text:style-name="P2"/>
      <text:p text:style-name="P2">seralizer FileQuestionSerializer(data=&lt;QueryDict: {'csrfmiddlewaretoken': ['3JZgtlSvWXHq3V3FwiF0OTs6rKSAYyTG5KGuc92YV7BuDTXK8L5Cp1cKEWIrhv17'], 'question': ['What is an array?'], 'file_uploaded': [&lt;InMemoryUploadedFile: DSA_Detailed_Notes.pdf (application/pdf)&gt;]}&gt;):</text:p>
      <text:p text:style-name="P2"><text:s text:c="4"/>file_uploaded = FileField()</text:p>
      <text:p text:style-name="P2"><text:s text:c="4"/>question = CharField()</text:p>
      <text:p text:style-name="P2"/>
      <text:p text:style-name="P2"/>
      <text:p text:style-name="P2"><text:s text:c="8"/>if serializer.is_valid():</text:p>
      <text:p text:style-name="P2"><text:s text:c="12"/>uploaded_file = serializer.validated_data['file_uploaded']</text:p>
      <text:p text:style-name="P2"><text:s text:c="12"/>user_question=serializer.validated_data['question']</text:p>
      <text:p text:style-name="P2"><text:s text:c="8"/></text:p>
      <text:p text:style-name="P2"><text:s text:c="12"/>#step1 Now we first we upload a file</text:p>
      <text:p text:style-name="P2"><text:s text:c="12"/>pdf_reader = PdfReader(uploaded_file)</text:p>
      <text:p text:style-name="P2"><text:s text:c="12"/>#step2 create a splitter</text:p>
      <text:p text:style-name="P2"/>
      <text:p text:style-name="P2"><text:s text:c="12"/>docs = ""</text:p>
      <text:p text:style-name="P2"><text:s text:c="12"/>for page in pdf_reader.pages:</text:p>
      <text:p text:style-name="P2"><text:s text:c="16"/>docs += page.extract_text() or ""</text:p>
      <text:p text:style-name="P2"><text:s text:c="12"/></text:p>
      <text:p text:style-name="P2"><text:s text:c="12"/>doc_obj = [Document(page_content=docs)]<text:span text:style-name="T2">#from text here we create documents</text:span></text:p>
      <text:p text:style-name="P2"/>
      <text:p text:style-name="P2"><text:s text:c="12"/>splitter = RecursiveCharacterTextSplitter(</text:p>
      <text:p text:style-name="P2"><text:s text:c="16"/>chunk_size=1000, <text:s text:c="3"/># ≈ 2000 tokens (safe)</text:p>
      <text:p text:style-name="P2"><text:s text:c="16"/>chunk_overlap=150, <text:s/># thoda overlap for context</text:p>
      <text:p text:style-name="P2"><text:s text:c="16"/>)</text:p>
      <text:p text:style-name="P2"><text:s text:c="8"/></text:p>
      <text:p text:style-name="P2"><text:s text:c="12"/>#splits the documents into chunks</text:p>
      <text:p text:style-name="P2"><text:s text:c="12"/>splits = splitter.split_documents(doc_obj)#always take document object not a string</text:p>
      <text:p text:style-name="P2"/>
      <text:p text:style-name="P2"/>
      <text:p text:style-name="P2"/>
      <text:p text:style-name="P2"><text:s text:c="12"/># make emdding vector this chunks and store in chroma db</text:p>
      <text:p text:style-name="P2"><text:s text:c="12"/>emb = GoogleGenerativeAIEmbeddings(model="models/gemini-embedding-001")</text:p>
      <text:p text:style-name="P2"><text:soft-page-break/></text:p>
      <text:p text:style-name="P2"><text:s text:c="12"/># Step 3: Create Chroma vector store in memory</text:p>
      <text:p text:style-name="P2"><text:s text:c="12"/>vectorstore = Chroma.from_documents(</text:p>
      <text:p text:style-name="P2"><text:s text:c="16"/>documents=splits,<text:span text:style-name="T1"># it takes chunks in the form of documents</text:span></text:p>
      <text:p text:style-name="P2"><text:s text:c="18"/>embedding=emb,<text:span text:style-name="T1"># documents convert into embeddings vectore</text:span></text:p>
      <text:p text:style-name="P2"><text:s text:c="18"/>collection_name="my_collection" <text:span text:style-name="T1">#store in my my_collection in sqlite</text:span></text:p>
      <text:p text:style-name="P2"><text:s text:c="22"/>persist_directory="my_chroma_db",</text:p>
      <text:p text:style-name="P2"><text:s text:c="18"/>)</text:p>
      <text:p text:style-name="P4">Here vectorestore,save() is not required.<text:span text:style-name="T3">Read about <text:s/></text:span><text:span text:style-name="T4">persist_directory </text:span><text:span text:style-name="T3">and without un end of this code=&gt;</text:span></text:p>
      <text:p text:style-name="P2"/>
      <text:p text:style-name="P3"/>
      <text:p text:style-name="P2"><text:s text:c="12"/># Step 4: Convert vectorstore into a retriever and i want similar or top two results based on query</text:p>
      <text:p text:style-name="P2"><text:s text:c="12"/>retriever = vectorstore.as_retriever(search_kwargs={"k": 2})</text:p>
      <text:p text:style-name="P2"><text:s text:c="4"/></text:p>
      <text:p text:style-name="P2"><text:s text:c="12"/>#now we use LLM model</text:p>
      <text:p text:style-name="P2"><text:s text:c="12"/>llm=init_chat_model("gemini-2.5-flash", model_provider="google_genai")</text:p>
      <text:p text:style-name="P2"/>
      <text:p text:style-name="P2"><text:s text:c="12"/>prompt = PromptTemplate(</text:p>
      <text:p text:style-name="P2"><text:s text:c="16"/>template="""</text:p>
      <text:p text:style-name="P2"><text:s text:c="16"/>You are a helpful assistant.</text:p>
      <text:p text:style-name="P2"><text:s text:c="16"/>Answer ONLY from the provided transcript context.</text:p>
      <text:p text:style-name="P2"><text:s text:c="16"/>If the context is insufficient, just say you don't know.</text:p>
      <text:p text:style-name="P2"/>
      <text:p text:style-name="P2"><text:s text:c="16"/>{context}</text:p>
      <text:p text:style-name="P2"><text:s text:c="16"/>Question: {question}</text:p>
      <text:p text:style-name="P2"><text:s text:c="16"/>""",</text:p>
      <text:p text:style-name="P2"><text:s text:c="16"/>input_variables = ['context', 'question']</text:p>
      <text:p text:style-name="P2"><text:s text:c="12"/>)</text:p>
      <text:p text:style-name="P2"><text:s text:c="12"/>parser=StrOutputParser()</text:p>
      <text:p text:style-name="P2"/>
      <text:p text:style-name="P2"><text:s text:c="12"/># question= "What is data structure and explain its types?"</text:p>
      <text:p text:style-name="P2"><text:s text:c="12"/>retrieved_docs <text:s text:c="3"/>= retriever.invoke(user_question)</text:p>
      <text:p text:style-name="P2"><text:s text:c="12"/>context_text = "\n\n".join(doc.page_content for doc in retrieved_docs)</text:p>
      <text:p text:style-name="P2"><text:s text:c="12"/>chain=prompt|llm|parser</text:p>
      <text:p text:style-name="P2"><text:s text:c="12"/>answer = chain.invoke({"context": context_text,</text:p>
      <text:p text:style-name="P2"><text:s text:c="36"/>"question": <text:s/>user_question</text:p>
      <text:p text:style-name="P2"><text:s text:c="36"/>})</text:p>
      <text:p text:style-name="P2"/>
      <text:p text:style-name="P2"><text:s text:c="12"/>return Response({"answer": answer},status=status.HTTP_200_OK))</text:p>
      <text:p text:style-name="P2"><text:s text:c="8"/>return Response(serializer.errors, status=status.HTTP_400_BAD_REQUEST)</text:p>
      <text:p text:style-name="P1"/>
      <text:p text:style-name="P1"/>
      <text:p text:style-name="P1"/>
      <text:p text:style-name="P1"/>
      <text:p text:style-name="P1"/>
      <text:p text:style-name="P1"># serializers.py</text:p>
      <text:p text:style-name="P1">from rest_framework import serializers</text:p>
      <text:p text:style-name="P1"/>
      <text:p text:style-name="P1">class FileQuestionSerializer(serializers.Serializer):</text:p>
      <text:p text:style-name="P1"><text:s text:c="4"/>file_uploaded = serializers.FileField()#for file upload from browser here by default required =True </text:p>
      <text:p text:style-name="P1"><text:s text:c="4"/>question = serializers.CharField()#for question by default required =True means file can not blank when submit</text:p>
      <text:p text:style-name="P1"><text:s text:c="4"/></text:p>
      <text:p text:style-name="P1"><text:s text:c="4"/></text:p>
      <text:p text:style-name="P6"/>
      <text:p text:style-name="P5">Q=&gt;Without <text:s/><text:span text:style-name="T4">persist_directory </text:span>and with <text:s/><text:span text:style-name="T4">persist_directory ?</text:span></text:p>
      <text:p text:style-name="P5"><text:span text:style-name="T4">A</text:span>ns=&gt;</text:p>
      <text:p text:style-name="P5"/>
      <text:p text:style-name="P5">Bilkul sahi pakda tumne, Pranav 👏 — aur yeh behavior **exactly expected** hai agar tumne</text:p>
      <text:p text:style-name="P5">`persist_directory` **nahi diya hai**.</text:p>
      <text:p text:style-name="P5">Chalo step-by-step samajhte hain ki **kyun har bar program run karne par embeddings dubara store ho jaati hain 👇**</text:p>
      <text:p text:style-name="P5"/>
      <text:p text:style-name="P5">---</text:p>
      <text:p text:style-name="P5"/>
      <text:p text:style-name="P5">## 🔹 1️⃣ Jab `persist_directory` nahi likhte ho</text:p>
      <text:p text:style-name="P5"/>
      <text:p text:style-name="P5">```python</text:p>
      <text:p text:style-name="P5">vectorstore = Chroma.from_documents(</text:p>
      <text:p text:style-name="P5"><text:s text:c="4"/>documents=splits,</text:p>
      <text:p text:style-name="P5"><text:s text:c="4"/>embedding=emb,</text:p>
      <text:p text:style-name="P5"><text:s text:c="4"/>collection_name="my_collection"</text:p>
      <text:p text:style-name="P5"><text:soft-page-break/>)</text:p>
      <text:p text:style-name="P5">```</text:p>
      <text:p text:style-name="P5"/>
      <text:p text:style-name="P5">Toh Chroma sirf **RAM (memory)** me database banata hai —</text:p>
      <text:p text:style-name="P5">disk (hard drive) par kuch bhi **save nahi hota**.</text:p>
      <text:p text:style-name="P5"/>
      <text:p text:style-name="P5">💡 Soch lo:</text:p>
      <text:p text:style-name="P5"/>
      <text:p text:style-name="P5">&gt; Tum ek temporary notebook me likh rahe ho.</text:p>
      <text:p text:style-name="P5">&gt; Jab tak notebook khuli hai sab safe hai, par band karte hi sab chala gaya.</text:p>
      <text:p text:style-name="P5"/>
      <text:p text:style-name="P5">---</text:p>
      <text:p text:style-name="P5"/>
      <text:p text:style-name="P5">## 🔹 2️⃣ Program dobara chalane par kya hota hai?</text:p>
      <text:p text:style-name="P5"/>
      <text:p text:style-name="P5">* Jab program dobara chalu hota hai → naya Chroma instance banta hai.</text:p>
      <text:p text:style-name="P5">* Purana in-memory database ab exist nahi karta.</text:p>
      <text:p text:style-name="P5">* Isliye `Chroma.from_documents()` fir se:</text:p>
      <text:p text:style-name="P5"/>
      <text:p text:style-name="P5"><text:s text:c="2"/>1. Naye embeddings generate karta hai</text:p>
      <text:p text:style-name="P5"><text:s text:c="2"/>2. Naye document IDs banata hai</text:p>
      <text:p text:style-name="P5"><text:s text:c="2"/>3. Memory me naya collection banata hai</text:p>
      <text:p text:style-name="P5"/>
      <text:p text:style-name="P5">⚙️ Result → **Same embeddings phir se store hoti hain**</text:p>
      <text:p text:style-name="P5">because there’s **no saved database to reload from**.</text:p>
      <text:p text:style-name="P5"/>
      <text:p text:style-name="P5">---</text:p>
      <text:p text:style-name="P5"/>
      <text:p text:style-name="P5">## 🔹 3️⃣ Solution — Use `persist_directory`</text:p>
      <text:p text:style-name="P5"/>
      <text:p text:style-name="P5">```python</text:p>
      <text:p text:style-name="P5">vectorstore = Chroma.from_documents(</text:p>
      <text:p text:style-name="P5"><text:s text:c="4"/>documents=splits,</text:p>
      <text:p text:style-name="P5"><text:s text:c="4"/>embedding=emb,</text:p>
      <text:p text:style-name="P5"><text:s text:c="4"/>collection_name="my_collection",</text:p>
      <text:p text:style-name="P5"><text:s text:c="4"/>persist_directory="my_chroma_db"</text:p>
      <text:p text:style-name="P5">)</text:p>
      <text:p text:style-name="P5">```</text:p>
      <text:p text:style-name="P5"/>
      <text:p text:style-name="P5">✅ Yeh line likhne se:</text:p>
      <text:p text:style-name="P5"/>
      <text:p text:style-name="P5">* Chroma data **local folder (`my_chroma_db`) me save** karega</text:p>
      <text:p text:style-name="P5">* Program band hone ke baad bhi embeddings wahan rahengi</text:p>
      <text:p text:style-name="P5">* Next run me same collection automatically reload ho jayegi</text:p>
      <text:p text:style-name="P5"/>
      <text:p text:style-name="P5">---</text:p>
      <text:p text:style-name="P5"/>
      <text:p text:style-name="P5">## 🔹 4️⃣ Next time program run karo:</text:p>
      <text:p text:style-name="P5"/>
      <text:p text:style-name="P5">```python</text:p>
      <text:p text:style-name="P5">vectorstore = Chroma(</text:p>
      <text:p text:style-name="P5"><text:s text:c="4"/>embedding_function=emb,</text:p>
      <text:p text:style-name="P5"><text:s text:c="4"/>collection_name="my_collection",</text:p>
      <text:p text:style-name="P5"><text:s text:c="4"/>persist_directory="my_chroma_db"</text:p>
      <text:p text:style-name="P5">)</text:p>
      <text:p text:style-name="P5">```</text:p>
      <text:p text:style-name="P5"/>
      <text:p text:style-name="P5">Ab:</text:p>
      <text:p text:style-name="P5"/>
      <text:p text:style-name="P5">* Chroma purane embeddings ko disk se **load** karega</text:p>
      <text:p text:style-name="P5">* **Naye embeddings nahi banayega** (jab tak tum manually add_documents() nahi karte)</text:p>
      <text:p text:style-name="P5"/>
      <text:p text:style-name="P5">---</text:p>
      <text:p text:style-name="P5"/>
      <text:p text:style-name="P5">## 🔹 5️⃣ Summary</text:p>
      <text:p text:style-name="P5"/>
      <text:p text:style-name="P5">| Case <text:s/>| `persist_directory` diya? | Storage Type <text:s text:c="11"/>| Data Lifetime <text:s text:c="10"/>| Next Run Behavior |</text:p>
      <text:p text:style-name="P5">| ----- | ------------------------- | ----------------------- | ----------------------- | ----------------- |</text:p>
      <text:p text:style-name="P5">| ❌ No <text:s/>| Memory only <text:s text:c="14"/>| Lost after program ends | Embeddings re-generated | <text:s text:c="18"/>|</text:p>
      <text:p text:style-name="P5">| ✅ Yes | Disk (folder) <text:s text:c="12"/>| Permanent <text:s text:c="14"/>| Old embeddings reused <text:s text:c="2"/>| <text:s text:c="18"/>|</text:p>
      <text:p text:style-name="P5"><text:soft-page-break/></text:p>
      <text:p text:style-name="P5">---</text:p>
      <text:p text:style-name="P5"/>
      <text:p text:style-name="P5">👉 **Final Tip:**</text:p>
      <text:p text:style-name="P5">Always use</text:p>
      <text:p text:style-name="P5"/>
      <text:p text:style-name="P5">```python</text:p>
      <text:p text:style-name="P5">persist_directory="my_chroma_db"</text:p>
      <text:p text:style-name="P5">```</text:p>
      <text:p text:style-name="P5"/>
      <text:p text:style-name="P5">agar tum real project ya Streamlit app bana rahe ho —</text:p>
      <text:p text:style-name="P5">warna har run par embeddings fir se banengi (slow + costly).</text:p>
      <text:p text:style-name="P5"/>
      <text:p text:style-name="P5">---</text:p>
      <text:p text:style-name="P5"/>
      <text:p text:style-name="P5">Chaaho to main tumhe ek 10-line ka demo code de sakta ho</text:p>
      <text:p text:style-name="P5">jisme **same PDF do baar run karne par check hota hai**</text:p>
      <text:p text:style-name="P5">ki embeddings dobara store hui ya reuse hui —</text:p>
      <text:p text:style-name="P5">bina manually check kare. Banau?</text:p>
      <text:p text:style-name="P5"/>
      <text:p text:style-name="P5"/>
      <text:p text:style-name="P5"/>
      <text:p text:style-name="P5"/>
      <text:p text:style-name="P8">#for multiple pdf</text:p>
      <text:p text:style-name="P9"/>
      <text:p text:style-name="P9"># serializers.py</text:p>
      <text:p text:style-name="P9">from rest_framework import serializers</text:p>
      <text:p text:style-name="P9"/>
      <text:p text:style-name="P9">#for uploading multiple file here ListFiled+Field take multiple for upload</text:p>
      <text:p text:style-name="P9">class MultiFileUploadSerializer(serializers.Serializer):</text:p>
      <text:p text:style-name="P9"><text:s text:c="4"/>files_uploaded = serializers.ListField(</text:p>
      <text:p text:style-name="P9"><text:s text:c="8"/>child=serializers.FileField(),</text:p>
      <text:p text:style-name="P9"><text:s text:c="8"/>allow_empty=False</text:p>
      <text:p text:style-name="P9"><text:s text:c="4"/>)</text:p>
      <text:p text:style-name="P9"><text:s text:c="4"/>question = serializers.CharField(required=True)</text:p>
      <text:p text:style-name="P9"/>
      <text:p text:style-name="P9"/>
      <text:p text:style-name="P8">views.py=&gt;</text:p>
      <text:p text:style-name="P8">class MultiDocs(APIView):</text:p>
      <text:p text:style-name="P8"/>
      <text:p text:style-name="P8"><text:s text:c="4"/>serializer_class = MultiFileUploadSerializer <text:s/># without this no file upload form and Question submit not show on browser</text:p>
      <text:p text:style-name="P8"><text:s text:c="4"/>parser_classes = (MultiPartParser, FormParser)</text:p>
      <text:p text:style-name="P8"/>
      <text:p text:style-name="P8"><text:s text:c="4"/>def post(self,request):</text:p>
      <text:p text:style-name="P8"><text:s text:c="8"/># Step 1: Convert request.FILES into a list structure serializer expects</text:p>
      <text:p text:style-name="P8"><text:s text:c="8"/>files_list = request.FILES.getlist('files_uploaded')</text:p>
      <text:p text:style-name="P8"/>
      <text:p text:style-name="P8"><text:s text:c="16"/># Step 2: Manually prepare data for serializer</text:p>
      <text:p text:style-name="P8"><text:s text:c="8"/>data = {</text:p>
      <text:p text:style-name="P8"><text:s text:c="12"/>'files_uploaded': files_list,</text:p>
      <text:p text:style-name="P8"><text:s text:c="12"/>'question': request.data.get('question')</text:p>
      <text:p text:style-name="P8"><text:s text:c="8"/>}</text:p>
      <text:p text:style-name="P8"/>
      <text:p text:style-name="P8"><text:s text:c="8"/>serializer=MultiFileUploadSerializer(data=data)</text:p>
      <text:p text:style-name="P8"><text:s text:c="8"/>if serializer.is_valid():</text:p>
      <text:p text:style-name="P8"><text:s text:c="12"/>uploaded_file = serializer.validated_data['files_uploaded']</text:p>
      <text:p text:style-name="P8"><text:s text:c="12"/>user_question=serializer.validated_data['question']</text:p>
      <text:p text:style-name="P8"/>
      <text:p text:style-name="P8"><text:s text:c="12"/>docs = ""</text:p>
      <text:p text:style-name="P8"><text:s text:c="12"/>for f in uploaded_file:</text:p>
      <text:p text:style-name="P8"><text:s text:c="16"/>pdf_reader = PdfReader(f)</text:p>
      <text:p text:style-name="P8"><text:s text:c="16"/>for page in pdf_reader.pages:</text:p>
      <text:p text:style-name="P8"><text:s text:c="20"/>docs += page.extract_text() or ""</text:p>
      <text:p text:style-name="P8"><text:s text:c="12"/></text:p>
      <text:p text:style-name="P8"><text:s text:c="12"/>doc_obj = [Document(page_content=docs)]</text:p>
      <text:p text:style-name="P8"/>
      <text:p text:style-name="P8"><text:s text:c="12"/>splitter = RecursiveCharacterTextSplitter(</text:p>
      <text:p text:style-name="P8"><text:s text:c="16"/>chunk_size=10000, <text:s text:c="3"/># ≈ 2000 tokens (safe)</text:p>
      <text:p text:style-name="P8"><text:s text:c="16"/>chunk_overlap=1000, <text:s/># thoda overlap for context</text:p>
      <text:p text:style-name="P8"><text:s text:c="16"/>)</text:p>
      <text:p text:style-name="P8"><text:soft-page-break/><text:s text:c="8"/></text:p>
      <text:p text:style-name="P8"><text:s text:c="12"/>#splits the documents into chunks</text:p>
      <text:p text:style-name="P8"><text:s text:c="12"/>splits = splitter.split_documents(doc_obj)#always take document object not a string</text:p>
      <text:p text:style-name="P8"/>
      <text:p text:style-name="P8"><text:s text:c="12"/># make emdding vector this chunks and store in chroma db</text:p>
      <text:p text:style-name="P8"><text:s text:c="12"/>emb = GoogleGenerativeAIEmbeddings(model="models/gemini-embedding-001")</text:p>
      <text:p text:style-name="P8"/>
      <text:p text:style-name="P8"><text:s text:c="12"/># Step 3: Create Chroma vector store in memory</text:p>
      <text:p text:style-name="P8"><text:s text:c="12"/>vectorstore = Chroma.from_documents(</text:p>
      <text:p text:style-name="P8"><text:s text:c="16"/>documents=splits,</text:p>
      <text:p text:style-name="P8"><text:s text:c="18"/>embedding=emb,</text:p>
      <text:p text:style-name="P8"><text:s text:c="18"/>collection_name="multipdf_collection"</text:p>
      <text:p text:style-name="P8"><text:s text:c="18"/>)</text:p>
      <text:p text:style-name="P8"><text:s text:c="12"/># Step 4: Convert vectorstore into a retriever and i want similar or top two results based on query</text:p>
      <text:p text:style-name="P8"><text:s text:c="12"/>retriever = vectorstore.as_retriever(search_kwargs={"k": 2})</text:p>
      <text:p text:style-name="P8"/>
      <text:p text:style-name="P8"/>
      <text:p text:style-name="P8"><text:s text:c="12"/>#now we use LLM model</text:p>
      <text:p text:style-name="P8"><text:s text:c="12"/>llm=init_chat_model("gemini-2.5-flash", model_provider="google_genai")</text:p>
      <text:p text:style-name="P8"/>
      <text:p text:style-name="P8"><text:s text:c="12"/>prompt = PromptTemplate(</text:p>
      <text:p text:style-name="P8"><text:s text:c="16"/>template="""</text:p>
      <text:p text:style-name="P8"><text:s text:c="16"/>You are a helpful assistant.</text:p>
      <text:p text:style-name="P8"><text:s text:c="16"/>Answer ONLY from the provided transcript context.</text:p>
      <text:p text:style-name="P8"><text:s text:c="16"/>If the context is insufficient, just say you don't know.</text:p>
      <text:p text:style-name="P8"/>
      <text:p text:style-name="P8"><text:s text:c="16"/>{context}</text:p>
      <text:p text:style-name="P8"><text:s text:c="16"/>Question: {question}</text:p>
      <text:p text:style-name="P8"><text:s text:c="16"/>""",</text:p>
      <text:p text:style-name="P8"><text:s text:c="16"/>input_variables = ['context', 'question']</text:p>
      <text:p text:style-name="P8"><text:s text:c="12"/>)</text:p>
      <text:p text:style-name="P8"><text:s text:c="12"/>parser=StrOutputParser()</text:p>
      <text:p text:style-name="P8"/>
      <text:p text:style-name="P8"><text:s text:c="12"/># question= "What is data structure and explain its types?"</text:p>
      <text:p text:style-name="P8"><text:s text:c="12"/>retrieved_docs <text:s text:c="3"/>= retriever.invoke(user_question)</text:p>
      <text:p text:style-name="P8"><text:s text:c="12"/>context_text = "\n\n".join(doc.page_content for doc in retrieved_docs)</text:p>
      <text:p text:style-name="P8"><text:s text:c="12"/>chain=prompt|llm|parser</text:p>
      <text:p text:style-name="P8"/>
      <text:p text:style-name="P8"><text:s text:c="12"/>answer = chain.invoke({"context": context_text,</text:p>
      <text:p text:style-name="P8"><text:s text:c="36"/>"question": <text:s/>user_question</text:p>
      <text:p text:style-name="P8"><text:s text:c="36"/>})</text:p>
      <text:p text:style-name="P8"><text:s text:c="12"/></text:p>
      <text:p text:style-name="P8"/>
      <text:p text:style-name="P8"/>
      <text:p text:style-name="P8"><text:s text:c="12"/>return Response({"answer": answer},status=status.HTTP_200_OK)</text:p>
      <text:p text:style-name="P8"/>
      <text:p text:style-name="P8"><text:s text:c="8"/>return Response({"answer":"Question related answer is not found please try again"},status=status.HTTP_200_OK)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3T10:06:13.674972684</meta:creation-date>
    <dc:date>2025-10-17T05:28:26.514491277</dc:date>
    <meta:editing-duration>PT1H7M39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5" meta:paragraph-count="239" meta:word-count="1088" meta:character-count="10863" meta:non-whitespace-character-count="8200"/>
  </office:meta>
</office:document-meta>
</file>